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333ff" style:text-align-source="fix" style:repeat-content="false" fo:wrap-option="wrap" fo:border="none"/>
      <style:paragraph-properties fo:text-align="end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333ff" style:text-align-source="fix" style:repeat-content="false" fo:wrap-option="wrap" fo:border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3333ff" style:text-align-source="fix" style:repeat-content="false" fo:wrap-option="wrap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 style:data-style-name="N1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3333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ackground-color="#c9211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3272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hrough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Wall-clock time</text:p>
          </table:table-cell>
          <table:covered-table-cell table:style-name="ce1"/>
          <table:table-cell table:style-name="ce14" office:value-type="string" calcext:value-type="string" table:number-columns-spanned="2" table:number-rows-spanned="1">
            <text:p>Throughput (Mops/s)</text:p>
          </table:table-cell>
          <table:covered-table-cell table:style-name="ce1"/>
          <table:table-cell table:style-name="ce1"/>
          <table:table-cell table:style-name="ce17"/>
          <table:table-cell table:number-columns-repeated="3"/>
        </table:table-row>
        <table:table-row table:style-name="ro2">
          <table:table-cell table:style-name="ce2" office:value-type="string" calcext:value-type="string">
            <text:p>Input N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 speedup vs OpenMP</text:p>
          </table:table-cell>
          <table:table-cell table:style-name="ce18" office:value-type="string" calcext:value-type="string">
            <text:p>iteration</text:p>
          </table:table-cell>
          <table:table-cell table:number-columns-repeated="3"/>
        </table:table-row>
        <table:table-row table:style-name="ro1">
          <table:table-cell table:style-name="ce3" table:formula="of:= FLOOR([.$I$4] * SQRT([.G3]) + 0.5)" office:value-type="float" office:value="28868" calcext:value-type="float">
            <text:p>28868</text:p>
          </table:table-cell>
          <table:table-cell table:style-name="ce4" table:formula="of:= [Data.L4]" office:value-type="float" office:value="0.317" calcext:value-type="float">
            <text:p>0.32</text:p>
          </table:table-cell>
          <table:table-cell table:style-name="ce4" table:formula="of:= [Data.L36]" office:value-type="float" office:value="0.987" calcext:value-type="float">
            <text:p>0.99</text:p>
          </table:table-cell>
          <table:table-cell table:style-name="ce16" table:formula="of:=([.$A3]*[.$A3]*[.$J$4] / 1000000)/[.B3]" office:value-type="float" office:value="26289.0039116719" calcext:value-type="float">
            <text:p>26289</text:p>
          </table:table-cell>
          <table:table-cell table:style-name="ce16" table:formula="of:=([.$A3]*[.$A3]*[.$J$4] / 1000000)/[.C3]" office:value-type="float" office:value="8443.37815602837" calcext:value-type="float">
            <text:p>8443</text:p>
          </table:table-cell>
          <table:table-cell table:style-name="ce6" table:formula="of:=[.C3]/[.B3]" office:value-type="float" office:value="3.11356466876972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N0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style-name="ce3" table:formula="of:= FLOOR([.$I$4] * SQRT([.G4]) + 0.5)" office:value-type="float" office:value="40826" calcext:value-type="float">
            <text:p>40826</text:p>
          </table:table-cell>
          <table:table-cell table:style-name="ce4" table:formula="of:= [Data.L5]" office:value-type="float" office:value="0.377" calcext:value-type="float">
            <text:p>0.38</text:p>
          </table:table-cell>
          <table:table-cell table:style-name="ce4" table:formula="of:= [Data.L37]" office:value-type="float" office:value="2.001" calcext:value-type="float">
            <text:p>2.00</text:p>
          </table:table-cell>
          <table:table-cell table:style-name="ce16" table:formula="of:=([.$A4]*[.$A4]*[.$J$4] / 1000000)/[.B4]" office:value-type="float" office:value="44211.2009549072" calcext:value-type="float">
            <text:p>44211</text:p>
          </table:table-cell>
          <table:table-cell table:style-name="ce16" table:formula="of:=([.$A4]*[.$A4]*[.$J$4] / 1000000)/[.C4]" office:value-type="float" office:value="8329.64655672164" calcext:value-type="float">
            <text:p>8330</text:p>
          </table:table-cell>
          <table:table-cell table:style-name="ce6" table:formula="of:=[.C4]/[.B4]" office:value-type="float" office:value="5.30769230769231" calcext:value-type="float">
            <text:p>5.3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 FLOOR([.I7] / SQRT([.G14]) + 0.5)" office:value-type="float" office:value="28868" calcext:value-type="float">
            <text:p>28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formula="of:= FLOOR([.$I$4] * SQRT([.G5]) + 0.5)" office:value-type="float" office:value="50001" calcext:value-type="float">
            <text:p>50001</text:p>
          </table:table-cell>
          <table:table-cell table:style-name="ce4" table:formula="of:= [Data.L6]" office:value-type="float" office:value="0.432" calcext:value-type="float">
            <text:p>0.43</text:p>
          </table:table-cell>
          <table:table-cell table:style-name="ce4" table:formula="of:= [Data.L38]" office:value-type="float" office:value="2.899" calcext:value-type="float">
            <text:p>2.90</text:p>
          </table:table-cell>
          <table:table-cell table:style-name="ce16" table:formula="of:=([.$A5]*[.$A5]*[.$J$4] / 1000000)/[.B5]" office:value-type="float" office:value="57872.6852083333" calcext:value-type="float">
            <text:p>57873</text:p>
          </table:table-cell>
          <table:table-cell table:style-name="ce16" table:formula="of:=([.$A5]*[.$A5]*[.$J$4] / 1000000)/[.C5]" office:value-type="float" office:value="8624.00828216626" calcext:value-type="float">
            <text:p>8624</text:p>
          </table:table-cell>
          <table:table-cell table:style-name="ce6" table:formula="of:=[.C5]/[.B5]" office:value-type="float" office:value="6.71064814814815" calcext:value-type="float">
            <text:p>6.7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table:formula="of:= FLOOR([.$I$4] * SQRT([.G6]) + 0.5)" office:value-type="float" office:value="57736" calcext:value-type="float">
            <text:p>57736</text:p>
          </table:table-cell>
          <table:table-cell table:style-name="ce4" table:formula="of:= [Data.L7]" office:value-type="float" office:value="0.457" calcext:value-type="float">
            <text:p>0.46</text:p>
          </table:table-cell>
          <table:table-cell table:style-name="ce4" table:formula="of:= [Data.L39]" office:value-type="float" office:value="3.848" calcext:value-type="float">
            <text:p>3.85</text:p>
          </table:table-cell>
          <table:table-cell table:style-name="ce16" table:formula="of:=([.$A6]*[.$A6]*[.$J$4] / 1000000)/[.B6]" office:value-type="float" office:value="72941.9189496718" calcext:value-type="float">
            <text:p>72942</text:p>
          </table:table-cell>
          <table:table-cell table:style-name="ce16" table:formula="of:=([.$A6]*[.$A6]*[.$J$4] / 1000000)/[.C6]" office:value-type="float" office:value="8662.80066528067" calcext:value-type="float">
            <text:p>8663</text:p>
          </table:table-cell>
          <table:table-cell table:style-name="ce6" table:formula="of:=[.C6]/[.B6]" office:value-type="float" office:value="8.42013129102845" calcext:value-type="float">
            <text:p>8.4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MAX_DIM</text:p>
          </table:table-cell>
          <table:table-cell/>
        </table:table-row>
        <table:table-row table:style-name="ro1">
          <table:table-cell table:style-name="ce3" table:formula="of:= FLOOR([.$I$4] * SQRT([.G7]) + 0.5)" office:value-type="float" office:value="64551" calcext:value-type="float">
            <text:p>64551</text:p>
          </table:table-cell>
          <table:table-cell table:style-name="ce4" table:formula="of:= [Data.L8]" office:value-type="float" office:value="0.557" calcext:value-type="float">
            <text:p>0.56</text:p>
          </table:table-cell>
          <table:table-cell table:style-name="ce4" table:formula="of:= [Data.L40]" office:value-type="float" office:value="4.755" calcext:value-type="float">
            <text:p>4.76</text:p>
          </table:table-cell>
          <table:table-cell table:style-name="ce16" table:formula="of:=([.$A7]*[.$A7]*[.$J$4] / 1000000)/[.B7]" office:value-type="float" office:value="74808.4668043088" calcext:value-type="float">
            <text:p>74808</text:p>
          </table:table-cell>
          <table:table-cell table:style-name="ce16" table:formula="of:=([.$A7]*[.$A7]*[.$J$4] / 1000000)/[.C7]" office:value-type="float" office:value="8763.05278864353" calcext:value-type="float">
            <text:p>8763</text:p>
          </table:table-cell>
          <table:table-cell table:style-name="ce6" table:formula="of:=[.C7]/[.B7]" office:value-type="float" office:value="8.53680430879713" calcext:value-type="float">
            <text:p>8.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style-name="ce3" table:formula="of:= FLOOR([.$I$4] * SQRT([.G8]) + 0.5)" office:value-type="float" office:value="70712" calcext:value-type="float">
            <text:p>70712</text:p>
          </table:table-cell>
          <table:table-cell table:style-name="ce4" table:formula="of:= [Data.L9]" office:value-type="float" office:value="0.599" calcext:value-type="float">
            <text:p>0.60</text:p>
          </table:table-cell>
          <table:table-cell table:style-name="ce4" table:formula="of:= [Data.L41]" office:value-type="float" office:value="5.686" calcext:value-type="float">
            <text:p>5.69</text:p>
          </table:table-cell>
          <table:table-cell table:style-name="ce16" table:formula="of:=([.$A8]*[.$A8]*[.$J$4] / 1000000)/[.B8]" office:value-type="float" office:value="83475.5750250418" calcext:value-type="float">
            <text:p>83476</text:p>
          </table:table-cell>
          <table:table-cell table:style-name="ce16" table:formula="of:=([.$A8]*[.$A8]*[.$J$4] / 1000000)/[.C8]" office:value-type="float" office:value="8793.85674287724" calcext:value-type="float">
            <text:p>8794</text:p>
          </table:table-cell>
          <table:table-cell table:style-name="ce6" table:formula="of:=[.C8]/[.B8]" office:value-type="float" office:value="9.49248747913189" calcext:value-type="float">
            <text:p>9.4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table:formula="of:= FLOOR([.$I$4] * SQRT([.G9]) + 0.5)" office:value-type="float" office:value="76378" calcext:value-type="float">
            <text:p>76378</text:p>
          </table:table-cell>
          <table:table-cell table:style-name="ce4" table:formula="of:= [Data.L10]" office:value-type="float" office:value="0.621" calcext:value-type="float">
            <text:p>0.62</text:p>
          </table:table-cell>
          <table:table-cell table:style-name="ce4" table:formula="of:= [Data.L42]" office:value-type="float" office:value="6.651" calcext:value-type="float">
            <text:p>6.65</text:p>
          </table:table-cell>
          <table:table-cell table:style-name="ce16" table:formula="of:=([.$A9]*[.$A9]*[.$J$4] / 1000000)/[.B9]" office:value-type="float" office:value="93938.7904025765" calcext:value-type="float">
            <text:p>93939</text:p>
          </table:table-cell>
          <table:table-cell table:style-name="ce16" table:formula="of:=([.$A9]*[.$A9]*[.$J$4] / 1000000)/[.C9]" office:value-type="float" office:value="8771.01019996993" calcext:value-type="float">
            <text:p>8771</text:p>
          </table:table-cell>
          <table:table-cell table:style-name="ce6" table:formula="of:=[.C9]/[.B9]" office:value-type="float" office:value="10.7101449275362" calcext:value-type="float">
            <text:p>10.7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table:formula="of:= FLOOR([.$I$4] * SQRT([.G10]) + 0.5)" office:value-type="float" office:value="81651" calcext:value-type="float">
            <text:p>81651</text:p>
          </table:table-cell>
          <table:table-cell table:style-name="ce4" table:formula="of:= [Data.L11]" office:value-type="float" office:value="0.673" calcext:value-type="float">
            <text:p>0.67</text:p>
          </table:table-cell>
          <table:table-cell table:style-name="ce4" table:formula="of:= [Data.L43]" office:value-type="float" office:value="7.551" calcext:value-type="float">
            <text:p>7.55</text:p>
          </table:table-cell>
          <table:table-cell table:style-name="ce16" table:formula="of:=([.$A10]*[.$A10]*[.$J$4] / 1000000)/[.B10]" office:value-type="float" office:value="99062.1961515602" calcext:value-type="float">
            <text:p>99062</text:p>
          </table:table-cell>
          <table:table-cell table:style-name="ce16" table:formula="of:=([.$A10]*[.$A10]*[.$J$4] / 1000000)/[.C10]" office:value-type="float" office:value="8829.14289630512" calcext:value-type="float">
            <text:p>8829</text:p>
          </table:table-cell>
          <table:table-cell table:style-name="ce6" table:formula="of:=[.C10]/[.B10]" office:value-type="float" office:value="11.2199108469539" calcext:value-type="float">
            <text:p>11.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3" table:formula="of:= FLOOR([.$I$4] * SQRT([.G11]) + 0.5)" office:value-type="float" office:value="86604" calcext:value-type="float">
            <text:p>86604</text:p>
          </table:table-cell>
          <table:table-cell table:style-name="ce4" table:formula="of:= [Data.L12]" office:value-type="float" office:value="0.714" calcext:value-type="float">
            <text:p>0.71</text:p>
          </table:table-cell>
          <table:table-cell table:style-name="ce4" table:formula="of:= [Data.L44]" office:value-type="float" office:value="8.496" calcext:value-type="float">
            <text:p>8.50</text:p>
          </table:table-cell>
          <table:table-cell table:style-name="ce16" table:formula="of:=([.$A11]*[.$A11]*[.$J$4] / 1000000)/[.B11]" office:value-type="float" office:value="105045.557647059" calcext:value-type="float">
            <text:p>105046</text:p>
          </table:table-cell>
          <table:table-cell table:style-name="ce16" table:formula="of:=([.$A11]*[.$A11]*[.$J$4] / 1000000)/[.C11]" office:value-type="float" office:value="8827.98118644068" calcext:value-type="float">
            <text:p>8828</text:p>
          </table:table-cell>
          <table:table-cell table:style-name="ce6" table:formula="of:=[.C11]/[.B11]" office:value-type="float" office:value="11.8991596638655" calcext:value-type="float">
            <text:p>11.9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" table:formula="of:= FLOOR([.$I$4] * SQRT([.G12]) + 0.5)" office:value-type="float" office:value="91289" calcext:value-type="float">
            <text:p>91289</text:p>
          </table:table-cell>
          <table:table-cell table:style-name="ce4" table:formula="of:= [Data.L13]" office:value-type="float" office:value="0.736" calcext:value-type="float">
            <text:p>0.74</text:p>
          </table:table-cell>
          <table:table-cell table:style-name="ce4" table:formula="of:= [Data.L45]" office:value-type="float" office:value="9.418" calcext:value-type="float">
            <text:p>9.42</text:p>
          </table:table-cell>
          <table:table-cell table:style-name="ce16" table:formula="of:=([.$A12]*[.$A12]*[.$J$4] / 1000000)/[.B12]" office:value-type="float" office:value="113229.368491848" calcext:value-type="float">
            <text:p>113229</text:p>
          </table:table-cell>
          <table:table-cell table:style-name="ce16" table:formula="of:=([.$A12]*[.$A12]*[.$J$4] / 1000000)/[.C12]" office:value-type="float" office:value="8848.67436929284" calcext:value-type="float">
            <text:p>8849</text:p>
          </table:table-cell>
          <table:table-cell table:style-name="ce6" table:formula="of:=[.C12]/[.B12]" office:value-type="float" office:value="12.7961956521739" calcext:value-type="float">
            <text:p>12.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table:formula="of:= FLOOR([.$I$4] * SQRT([.G13]) + 0.5)" office:value-type="float" office:value="95744" calcext:value-type="float">
            <text:p>95744</text:p>
          </table:table-cell>
          <table:table-cell table:style-name="ce4" table:formula="of:= [Data.L14]" office:value-type="float" office:value="0.843" calcext:value-type="float">
            <text:p>0.84</text:p>
          </table:table-cell>
          <table:table-cell table:style-name="ce4" table:formula="of:= [Data.L46]" office:value-type="float" office:value="10.315" calcext:value-type="float">
            <text:p>10.32</text:p>
          </table:table-cell>
          <table:table-cell table:style-name="ce16" table:formula="of:=([.$A13]*[.$A13]*[.$J$4] / 1000000)/[.B13]" office:value-type="float" office:value="108741.560332147" calcext:value-type="float">
            <text:p>108742</text:p>
          </table:table-cell>
          <table:table-cell table:style-name="ce16" table:formula="of:=([.$A13]*[.$A13]*[.$J$4] / 1000000)/[.C13]" office:value-type="float" office:value="8886.97385942802" calcext:value-type="float">
            <text:p>8887</text:p>
          </table:table-cell>
          <table:table-cell table:style-name="ce6" table:formula="of:=[.C13]/[.B13]" office:value-type="float" office:value="12.2360616844603" calcext:value-type="float">
            <text:p>12.2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table:formula="of:= FLOOR([.$I$4] * SQRT([.G14]) + 0.5)" office:value-type="float" office:value="100002" calcext:value-type="float">
            <text:p>100002</text:p>
          </table:table-cell>
          <table:table-cell table:style-name="ce4" table:formula="of:= [Data.L15]" office:value-type="float" office:value="0.876" calcext:value-type="float">
            <text:p>0.88</text:p>
          </table:table-cell>
          <table:table-cell table:style-name="ce4" table:formula="of:= [Data.L47]" office:value-type="float" office:value="11.263" calcext:value-type="float">
            <text:p>11.26</text:p>
          </table:table-cell>
          <table:table-cell table:style-name="ce16" table:formula="of:=([.$A14]*[.$A14]*[.$J$4] / 1000000)/[.B14]" office:value-type="float" office:value="114159.81739726" calcext:value-type="float">
            <text:p>114160</text:p>
          </table:table-cell>
          <table:table-cell table:style-name="ce16" table:formula="of:=([.$A14]*[.$A14]*[.$J$4] / 1000000)/[.C14]" office:value-type="float" office:value="8878.98428837788" calcext:value-type="float">
            <text:p>8879</text:p>
          </table:table-cell>
          <table:table-cell table:style-name="ce6" table:formula="of:=[.C14]/[.B14]" office:value-type="float" office:value="12.8573059360731" calcext:value-type="float">
            <text:p>12.8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>
            <draw:frame draw:z-index="0" draw:style-name="gr1" draw:text-style-name="P1" svg:width="6.2909in" svg:height="3.5398in" svg:x="0.0433in" svg:y="0.0728in">
              <draw:object draw:notify-on-update-of-ranges="Throughput.B3:Throughput.B14 Throughput.C3:Throughput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" draw:style-name="gr1" draw:text-style-name="P1" svg:width="6.2913in" svg:height="3.5398in" svg:x="0.6398in" svg:y="0.0783in">
              <draw:object draw:notify-on-update-of-ranges="Throughput.D3:Throughput.D14 Throughput.E3:Throughput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>
            <draw:frame draw:z-index="2" draw:style-name="gr1" draw:text-style-name="P1" svg:width="6.2913in" svg:height="3.5402in" svg:x="0in" svg:y="0.0201in">
              <draw:object draw:notify-on-update-of-ranges="Throughput.A3:Throughput.A14 Throughput.F3:Throughput.F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table table:name="Data" table:style-name="ta1">
        <table:table-column table:style-name="co2" table:default-cell-style-name="ce3"/>
        <table:table-column table:style-name="co2" table:number-columns-repeated="10" table:default-cell-style-name="ce10"/>
        <table:table-column table:style-name="co2" table:default-cell-style-name="ce11"/>
        <table:table-row table:style-name="ro1">
          <table:table-cell table:style-name="Default" office:value-type="string" calcext:value-type="string">
            <text:p>cuda-skyline worst-NX-D10.in - NVIDIA GeForce GTX 1070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t1</text:p>
          </table:table-cell>
          <table:table-cell table:style-name="ce24" office:value-type="string" calcext:value-type="string">
            <text:p>t2</text:p>
          </table:table-cell>
          <table:table-cell table:style-name="ce24" office:value-type="string" calcext:value-type="string">
            <text:p>t3</text:p>
          </table:table-cell>
          <table:table-cell table:style-name="ce24" office:value-type="string" calcext:value-type="string">
            <text:p>t4</text:p>
          </table:table-cell>
          <table:table-cell table:style-name="ce24" office:value-type="string" calcext:value-type="string">
            <text:p>t5</text:p>
          </table:table-cell>
          <table:table-cell table:style-name="ce24" office:value-type="string" calcext:value-type="string">
            <text:p>t6</text:p>
          </table:table-cell>
          <table:table-cell table:style-name="ce24" office:value-type="string" calcext:value-type="string">
            <text:p>t7</text:p>
          </table:table-cell>
          <table:table-cell table:style-name="ce24" office:value-type="string" calcext:value-type="string">
            <text:p>t8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t10</text:p>
          </table:table-cell>
          <table:table-cell table:style-name="ce24" office:value-type="string" calcext:value-type="string">
            <text:p>Average wct</text:p>
          </table:table-cell>
        </table:table-row>
        <table:table-row table:style-name="ro1">
          <table:table-cell table:formula="of:= FLOOR([Throughput.$I$4] * SQRT(1) + 0.5)" office:value-type="float" office:value="28868" calcext:value-type="float">
            <text:p>2886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.32" calcext:value-type="float">
            <text:p>0.32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.32" calcext:value-type="float">
            <text:p>0.32</text:p>
          </table:table-cell>
          <table:table-cell office:value-type="float" office:value="0.3" calcext:value-type="float">
            <text:p>0.30</text:p>
          </table:table-cell>
          <table:table-cell table:formula="of:= AVERAGE([.B4:.K4])" office:value-type="float" office:value="0.317" calcext:value-type="float">
            <text:p>0.32</text:p>
          </table:table-cell>
        </table:table-row>
        <table:table-row table:style-name="ro1">
          <table:table-cell table:formula="of:= FLOOR([Throughput.$I$4] * SQRT(2) + 0.5)" office:value-type="float" office:value="40826" calcext:value-type="float">
            <text:p>40826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table:formula="of:= AVERAGE([.B5:.K5])" office:value-type="float" office:value="0.377" calcext:value-type="float">
            <text:p>0.38</text:p>
          </table:table-cell>
        </table:table-row>
        <table:table-row table:style-name="ro1">
          <table:table-cell table:formula="of:= FLOOR([Throughput.$I$4] * SQRT(3) + 0.5)" office:value-type="float" office:value="50001" calcext:value-type="float">
            <text:p>50001</text:p>
          </table:table-cell>
          <table:table-cell office:value-type="float" office:value="0.4" calcext:value-type="float">
            <text:p>0.40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formula="of:= AVERAGE([.B6:.K6])" office:value-type="float" office:value="0.432" calcext:value-type="float">
            <text:p>0.43</text:p>
          </table:table-cell>
        </table:table-row>
        <table:table-row table:style-name="ro1">
          <table:table-cell table:formula="of:= FLOOR([Throughput.$I$4] * SQRT(4) + 0.5)" office:value-type="float" office:value="57736" calcext:value-type="float">
            <text:p>57736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table:formula="of:= AVERAGE([.B7:.K7])" office:value-type="float" office:value="0.457" calcext:value-type="float">
            <text:p>0.46</text:p>
          </table:table-cell>
        </table:table-row>
        <table:table-row table:style-name="ro1">
          <table:table-cell table:formula="of:= FLOOR([Throughput.$I$4] * SQRT(5) + 0.5)" office:value-type="float" office:value="64551" calcext:value-type="float">
            <text:p>64551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formula="of:= AVERAGE([.B8:.K8])" office:value-type="float" office:value="0.557" calcext:value-type="float">
            <text:p>0.56</text:p>
          </table:table-cell>
        </table:table-row>
        <table:table-row table:style-name="ro1">
          <table:table-cell table:formula="of:= FLOOR([Throughput.$I$4] * SQRT(6) + 0.5)" office:value-type="float" office:value="70712" calcext:value-type="float">
            <text:p>70712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" calcext:value-type="float">
            <text:p>0.60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59" calcext:value-type="float">
            <text:p>0.59</text:p>
          </table:table-cell>
          <table:table-cell table:formula="of:= AVERAGE([.B9:.K9])" office:value-type="float" office:value="0.599" calcext:value-type="float">
            <text:p>0.60</text:p>
          </table:table-cell>
        </table:table-row>
        <table:table-row table:style-name="ro1">
          <table:table-cell table:formula="of:= FLOOR([Throughput.$I$4] * SQRT(7) + 0.5)" office:value-type="float" office:value="76378" calcext:value-type="float">
            <text:p>76378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table:formula="of:= AVERAGE([.B10:.K10])" office:value-type="float" office:value="0.621" calcext:value-type="float">
            <text:p>0.62</text:p>
          </table:table-cell>
        </table:table-row>
        <table:table-row table:style-name="ro1">
          <table:table-cell table:formula="of:= FLOOR([Throughput.$I$4] * SQRT(8) + 0.5)" office:value-type="float" office:value="81651" calcext:value-type="float">
            <text:p>81651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table:formula="of:= AVERAGE([.B11:.K11])" office:value-type="float" office:value="0.673" calcext:value-type="float">
            <text:p>0.67</text:p>
          </table:table-cell>
        </table:table-row>
        <table:table-row table:style-name="ro1">
          <table:table-cell table:formula="of:= FLOOR([Throughput.$I$4] * SQRT(9) + 0.5)" office:value-type="float" office:value="86604" calcext:value-type="float">
            <text:p>86604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formula="of:= AVERAGE([.B12:.K12])" office:value-type="float" office:value="0.714" calcext:value-type="float">
            <text:p>0.71</text:p>
          </table:table-cell>
        </table:table-row>
        <table:table-row table:style-name="ro1">
          <table:table-cell table:formula="of:= FLOOR([Throughput.$I$4] * SQRT(10) + 0.5)" office:value-type="float" office:value="91289" calcext:value-type="float">
            <text:p>91289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table:formula="of:= AVERAGE([.B13:.K13])" office:value-type="float" office:value="0.736" calcext:value-type="float">
            <text:p>0.74</text:p>
          </table:table-cell>
        </table:table-row>
        <table:table-row table:style-name="ro1">
          <table:table-cell table:formula="of:= FLOOR([Throughput.$I$4] * SQRT(11) + 0.5)" office:value-type="float" office:value="95744" calcext:value-type="float">
            <text:p>95744</text:p>
          </table:table-cell>
          <table:table-cell table:number-columns-repeated="2"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formula="of:= AVERAGE([.B14:.K14])" office:value-type="float" office:value="0.843" calcext:value-type="float">
            <text:p>0.84</text:p>
          </table:table-cell>
        </table:table-row>
        <table:table-row table:style-name="ro1">
          <table:table-cell table:formula="of:= FLOOR([Throughput.$I$4] * SQRT(12) + 0.5)" office:value-type="float" office:value="100002" calcext:value-type="float">
            <text:p>10000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formula="of:= AVERAGE([.B15:.K15])" office:value-type="float" office:value="0.876" calcext:value-type="float">
            <text:p>0.88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office:annotation office:display="true" draw:style-name="gr2" svg:width="2.0701in" svg:height="0.4059in" svg:x="1.0866in" svg:y="3.4681in" draw:caption-point-x="-0.2016in" draw:caption-point-y="-0.6197in">
              <dc:creator>Unknown Author</dc:creator>
              <dc:date>2025-01-03T00:00:00</dc:date>
              <text:p>Dati non considerati, dodicesimo core “inaffidabile”</text:p>
            </office:annotation>
            <text:p>omp-skyline STA worst-NX-D10.in - Intel(R) Xeon(R) CPU E5-2603 v4 @ 1.70GHz (all <text:span text:style-name="T1">12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t1</text:p>
          </table:table-cell>
          <table:table-cell table:style-name="ce24" office:value-type="string" calcext:value-type="string">
            <text:p>t2</text:p>
          </table:table-cell>
          <table:table-cell table:style-name="ce24" office:value-type="string" calcext:value-type="string">
            <text:p>t3</text:p>
          </table:table-cell>
          <table:table-cell table:style-name="ce24" office:value-type="string" calcext:value-type="string">
            <text:p>t4</text:p>
          </table:table-cell>
          <table:table-cell table:style-name="ce24" office:value-type="string" calcext:value-type="string">
            <text:p>t5</text:p>
          </table:table-cell>
          <table:table-cell table:style-name="ce24" office:value-type="string" calcext:value-type="string">
            <text:p>t6</text:p>
          </table:table-cell>
          <table:table-cell table:style-name="ce24" office:value-type="string" calcext:value-type="string">
            <text:p>t7</text:p>
          </table:table-cell>
          <table:table-cell table:style-name="ce24" office:value-type="string" calcext:value-type="string">
            <text:p>t8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t10</text:p>
          </table:table-cell>
          <table:table-cell table:style-name="ce24" office:value-type="string" calcext:value-type="string">
            <text:p>Average wct</text:p>
          </table:table-cell>
        </table:table-row>
        <table:table-row table:style-name="ro1">
          <table:table-cell table:formula="of:= FLOOR([Throughput.$I$4] * SQRT(1) + 0.5)" office:value-type="float" office:value="28868" calcext:value-type="float">
            <text:p>28868</text:p>
          </table:table-cell>
          <table:table-cell office:value-type="float" office:value="0.92" calcext:value-type="float">
            <text:p>0.92</text:p>
          </table:table-cell>
          <table:table-cell office:value-type="float" office:value="1.68" calcext:value-type="float">
            <text:p>1.68</text:p>
          </table:table-cell>
          <table:table-cell office:value-type="float" office:value="1.97" calcext:value-type="float">
            <text:p>1.97</text:p>
          </table:table-cell>
          <table:table-cell office:value-type="float" office:value="0.91" calcext:value-type="float">
            <text:p>0.91</text:p>
          </table:table-cell>
          <table:table-cell office:value-type="float" office:value="1.94" calcext:value-type="float">
            <text:p>1.94</text:p>
          </table:table-cell>
          <table:table-cell office:value-type="float" office:value="0.9" calcext:value-type="float">
            <text:p>0.90</text:p>
          </table:table-cell>
          <table:table-cell office:value-type="float" office:value="1.82" calcext:value-type="float">
            <text:p>1.82</text:p>
          </table:table-cell>
          <table:table-cell office:value-type="float" office:value="1.93" calcext:value-type="float">
            <text:p>1.93</text:p>
          </table:table-cell>
          <table:table-cell office:value-type="float" office:value="0.91" calcext:value-type="float">
            <text:p>0.91</text:p>
          </table:table-cell>
          <table:table-cell office:value-type="float" office:value="1.94" calcext:value-type="float">
            <text:p>1.94</text:p>
          </table:table-cell>
          <table:table-cell table:style-name="ce28" table:formula="of:= AVERAGE([.B20:.K20])" office:value-type="float" office:value="1.492" calcext:value-type="float">
            <text:p>1.49</text:p>
          </table:table-cell>
        </table:table-row>
        <table:table-row table:style-name="ro1">
          <table:table-cell table:formula="of:= FLOOR([Throughput.$I$4] * SQRT(2) + 0.5)" office:value-type="float" office:value="40826" calcext:value-type="float">
            <text:p>40826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office:value-type="float" office:value="2.85" calcext:value-type="float">
            <text:p>2.85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61" calcext:value-type="float">
            <text:p>2.61</text:p>
          </table:table-cell>
          <table:table-cell table:style-name="ce28" table:formula="of:= AVERAGE([.B21:.K21])" office:value-type="float" office:value="2.733" calcext:value-type="float">
            <text:p>2.73</text:p>
          </table:table-cell>
        </table:table-row>
        <table:table-row table:style-name="ro1">
          <table:table-cell table:formula="of:= FLOOR([Throughput.$I$4] * SQRT(3) + 0.5)" office:value-type="float" office:value="50001" calcext:value-type="float">
            <text:p>50001</text:p>
          </table:table-cell>
          <table:table-cell office:value-type="float" office:value="4.43" calcext:value-type="float">
            <text:p>4.43</text:p>
          </table:table-cell>
          <table:table-cell office:value-type="float" office:value="3.7" calcext:value-type="float">
            <text:p>3.70</text:p>
          </table:table-cell>
          <table:table-cell office:value-type="float" office:value="4.38" calcext:value-type="float">
            <text:p>4.38</text:p>
          </table:table-cell>
          <table:table-cell office:value-type="float" office:value="3.71" calcext:value-type="float">
            <text:p>3.71</text:p>
          </table:table-cell>
          <table:table-cell office:value-type="float" office:value="4.36" calcext:value-type="float">
            <text:p>4.36</text:p>
          </table:table-cell>
          <table:table-cell office:value-type="float" office:value="3.71" calcext:value-type="float">
            <text:p>3.71</text:p>
          </table:table-cell>
          <table:table-cell office:value-type="float" office:value="4.39" calcext:value-type="float">
            <text:p>4.39</text:p>
          </table:table-cell>
          <table:table-cell office:value-type="float" office:value="3.7" calcext:value-type="float">
            <text:p>3.70</text:p>
          </table:table-cell>
          <table:table-cell office:value-type="float" office:value="4.39" calcext:value-type="float">
            <text:p>4.39</text:p>
          </table:table-cell>
          <table:table-cell office:value-type="float" office:value="3.7" calcext:value-type="float">
            <text:p>3.70</text:p>
          </table:table-cell>
          <table:table-cell table:style-name="ce28" table:formula="of:= AVERAGE([.B22:.K22])" office:value-type="float" office:value="4.047" calcext:value-type="float">
            <text:p>4.05</text:p>
          </table:table-cell>
        </table:table-row>
        <table:table-row table:style-name="ro1">
          <table:table-cell table:formula="of:= FLOOR([Throughput.$I$4] * SQRT(4) + 0.5)" office:value-type="float" office:value="57736" calcext:value-type="float">
            <text:p>57736</text:p>
          </table:table-cell>
          <table:table-cell office:value-type="float" office:value="5.17" calcext:value-type="float">
            <text:p>5.17</text:p>
          </table:table-cell>
          <table:table-cell office:value-type="float" office:value="5.49" calcext:value-type="float">
            <text:p>5.49</text:p>
          </table:table-cell>
          <table:table-cell office:value-type="float" office:value="5.47" calcext:value-type="float">
            <text:p>5.47</text:p>
          </table:table-cell>
          <table:table-cell office:value-type="float" office:value="5.53" calcext:value-type="float">
            <text:p>5.53</text:p>
          </table:table-cell>
          <table:table-cell office:value-type="float" office:value="5.51" calcext:value-type="float">
            <text:p>5.51</text:p>
          </table:table-cell>
          <table:table-cell office:value-type="float" office:value="5.49" calcext:value-type="float">
            <text:p>5.49</text:p>
          </table:table-cell>
          <table:table-cell office:value-type="float" office:value="5.55" calcext:value-type="float">
            <text:p>5.55</text:p>
          </table:table-cell>
          <table:table-cell office:value-type="float" office:value="5.5" calcext:value-type="float">
            <text:p>5.50</text:p>
          </table:table-cell>
          <table:table-cell office:value-type="float" office:value="5.49" calcext:value-type="float">
            <text:p>5.49</text:p>
          </table:table-cell>
          <table:table-cell office:value-type="float" office:value="5.51" calcext:value-type="float">
            <text:p>5.51</text:p>
          </table:table-cell>
          <table:table-cell table:style-name="ce28" table:formula="of:= AVERAGE([.B23:.K23])" office:value-type="float" office:value="5.471" calcext:value-type="float">
            <text:p>5.47</text:p>
          </table:table-cell>
        </table:table-row>
        <table:table-row table:style-name="ro1">
          <table:table-cell table:formula="of:= FLOOR([Throughput.$I$4] * SQRT(5) + 0.5)" office:value-type="float" office:value="64551" calcext:value-type="float">
            <text:p>64551</text:p>
          </table:table-cell>
          <table:table-cell office:value-type="float" office:value="7.29" calcext:value-type="float">
            <text:p>7.29</text:p>
          </table:table-cell>
          <table:table-cell office:value-type="float" office:value="6.41" calcext:value-type="float">
            <text:p>6.41</text:p>
          </table:table-cell>
          <table:table-cell office:value-type="float" office:value="7.41" calcext:value-type="float">
            <text:p>7.41</text:p>
          </table:table-cell>
          <table:table-cell office:value-type="float" office:value="6.38" calcext:value-type="float">
            <text:p>6.38</text:p>
          </table:table-cell>
          <table:table-cell office:value-type="float" office:value="7.08" calcext:value-type="float">
            <text:p>7.08</text:p>
          </table:table-cell>
          <table:table-cell office:value-type="float" office:value="6.4" calcext:value-type="float">
            <text:p>6.40</text:p>
          </table:table-cell>
          <table:table-cell office:value-type="float" office:value="6.43" calcext:value-type="float">
            <text:p>6.43</text:p>
          </table:table-cell>
          <table:table-cell office:value-type="float" office:value="7.19" calcext:value-type="float">
            <text:p>7.19</text:p>
          </table:table-cell>
          <table:table-cell office:value-type="float" office:value="6.38" calcext:value-type="float">
            <text:p>6.38</text:p>
          </table:table-cell>
          <table:table-cell office:value-type="float" office:value="7.44" calcext:value-type="float">
            <text:p>7.44</text:p>
          </table:table-cell>
          <table:table-cell table:style-name="ce28" table:formula="of:= AVERAGE([.B24:.K24])" office:value-type="float" office:value="6.841" calcext:value-type="float">
            <text:p>6.84</text:p>
          </table:table-cell>
        </table:table-row>
        <table:table-row table:style-name="ro1">
          <table:table-cell table:formula="of:= FLOOR([Throughput.$I$4] * SQRT(6) + 0.5)" office:value-type="float" office:value="70712" calcext:value-type="float">
            <text:p>70712</text:p>
          </table:table-cell>
          <table:table-cell office:value-type="float" office:value="7.23" calcext:value-type="float">
            <text:p>7.23</text:p>
          </table:table-cell>
          <table:table-cell office:value-type="float" office:value="7.5" calcext:value-type="float">
            <text:p>7.50</text:p>
          </table:table-cell>
          <table:table-cell office:value-type="float" office:value="8.25" calcext:value-type="float">
            <text:p>8.25</text:p>
          </table:table-cell>
          <table:table-cell office:value-type="float" office:value="8.31" calcext:value-type="float">
            <text:p>8.31</text:p>
          </table:table-cell>
          <table:table-cell office:value-type="float" office:value="8.24" calcext:value-type="float">
            <text:p>8.24</text:p>
          </table:table-cell>
          <table:table-cell office:value-type="float" office:value="8.27" calcext:value-type="float">
            <text:p>8.27</text:p>
          </table:table-cell>
          <table:table-cell office:value-type="float" office:value="8.29" calcext:value-type="float">
            <text:p>8.29</text:p>
          </table:table-cell>
          <table:table-cell office:value-type="float" office:value="8.27" calcext:value-type="float">
            <text:p>8.27</text:p>
          </table:table-cell>
          <table:table-cell office:value-type="float" office:value="7.27" calcext:value-type="float">
            <text:p>7.27</text:p>
          </table:table-cell>
          <table:table-cell office:value-type="float" office:value="7.56" calcext:value-type="float">
            <text:p>7.56</text:p>
          </table:table-cell>
          <table:table-cell table:style-name="ce28" table:formula="of:= AVERAGE([.B25:.K25])" office:value-type="float" office:value="7.919" calcext:value-type="float">
            <text:p>7.92</text:p>
          </table:table-cell>
        </table:table-row>
        <table:table-row table:style-name="ro1">
          <table:table-cell table:formula="of:= FLOOR([Throughput.$I$4] * SQRT(7) + 0.5)" office:value-type="float" office:value="76378" calcext:value-type="float">
            <text:p>76378</text:p>
          </table:table-cell>
          <table:table-cell office:value-type="float" office:value="9.12" calcext:value-type="float">
            <text:p>9.12</text:p>
          </table:table-cell>
          <table:table-cell office:value-type="float" office:value="8.52" calcext:value-type="float">
            <text:p>8.52</text:p>
          </table:table-cell>
          <table:table-cell office:value-type="float" office:value="8.39" calcext:value-type="float">
            <text:p>8.39</text:p>
          </table:table-cell>
          <table:table-cell office:value-type="float" office:value="8.4" calcext:value-type="float">
            <text:p>8.40</text:p>
          </table:table-cell>
          <table:table-cell table:number-columns-repeated="2" office:value-type="float" office:value="8.39" calcext:value-type="float">
            <text:p>8.39</text:p>
          </table:table-cell>
          <table:table-cell office:value-type="float" office:value="8.4" calcext:value-type="float">
            <text:p>8.40</text:p>
          </table:table-cell>
          <table:table-cell office:value-type="float" office:value="8.39" calcext:value-type="float">
            <text:p>8.39</text:p>
          </table:table-cell>
          <table:table-cell office:value-type="float" office:value="8.36" calcext:value-type="float">
            <text:p>8.36</text:p>
          </table:table-cell>
          <table:table-cell office:value-type="float" office:value="8.4" calcext:value-type="float">
            <text:p>8.40</text:p>
          </table:table-cell>
          <table:table-cell table:style-name="ce28" table:formula="of:= AVERAGE([.B26:.K26])" office:value-type="float" office:value="8.476" calcext:value-type="float">
            <text:p>8.48</text:p>
          </table:table-cell>
        </table:table-row>
        <table:table-row table:style-name="ro1">
          <table:table-cell table:formula="of:= FLOOR([Throughput.$I$4] * SQRT(8) + 0.5)" office:value-type="float" office:value="81651" calcext:value-type="float">
            <text:p>81651</text:p>
          </table:table-cell>
          <table:table-cell office:value-type="float" office:value="10.28" calcext:value-type="float">
            <text:p>10.28</text:p>
          </table:table-cell>
          <table:table-cell office:value-type="float" office:value="10.95" calcext:value-type="float">
            <text:p>10.95</text:p>
          </table:table-cell>
          <table:table-cell office:value-type="float" office:value="9.96" calcext:value-type="float">
            <text:p>9.96</text:p>
          </table:table-cell>
          <table:table-cell office:value-type="float" office:value="10.23" calcext:value-type="float">
            <text:p>10.23</text:p>
          </table:table-cell>
          <table:table-cell office:value-type="float" office:value="10.98" calcext:value-type="float">
            <text:p>10.98</text:p>
          </table:table-cell>
          <table:table-cell office:value-type="float" office:value="9.94" calcext:value-type="float">
            <text:p>9.94</text:p>
          </table:table-cell>
          <table:table-cell office:value-type="float" office:value="10.23" calcext:value-type="float">
            <text:p>10.23</text:p>
          </table:table-cell>
          <table:table-cell office:value-type="float" office:value="10.96" calcext:value-type="float">
            <text:p>10.96</text:p>
          </table:table-cell>
          <table:table-cell office:value-type="float" office:value="9.94" calcext:value-type="float">
            <text:p>9.94</text:p>
          </table:table-cell>
          <table:table-cell office:value-type="float" office:value="10.28" calcext:value-type="float">
            <text:p>10.28</text:p>
          </table:table-cell>
          <table:table-cell table:style-name="ce28" table:formula="of:= AVERAGE([.B27:.K27])" office:value-type="float" office:value="10.375" calcext:value-type="float">
            <text:p>10.38</text:p>
          </table:table-cell>
        </table:table-row>
        <table:table-row table:style-name="ro1">
          <table:table-cell table:formula="of:= FLOOR([Throughput.$I$4] * SQRT(9) + 0.5)" office:value-type="float" office:value="86604" calcext:value-type="float">
            <text:p>86604</text:p>
          </table:table-cell>
          <table:table-cell office:value-type="float" office:value="11.8" calcext:value-type="float">
            <text:p>11.8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29" calcext:value-type="float">
            <text:p>11.29</text:p>
          </table:table-cell>
          <table:table-cell office:value-type="float" office:value="11.51" calcext:value-type="float">
            <text:p>11.51</text:p>
          </table:table-cell>
          <table:table-cell office:value-type="float" office:value="11.21" calcext:value-type="float">
            <text:p>11.21</text:p>
          </table:table-cell>
          <table:table-cell office:value-type="float" office:value="11.35" calcext:value-type="float">
            <text:p>11.35</text:p>
          </table:table-cell>
          <table:table-cell office:value-type="float" office:value="11.41" calcext:value-type="float">
            <text:p>11.41</text:p>
          </table:table-cell>
          <table:table-cell office:value-type="float" office:value="11.32" calcext:value-type="float">
            <text:p>11.32</text:p>
          </table:table-cell>
          <table:table-cell office:value-type="float" office:value="11.39" calcext:value-type="float">
            <text:p>11.39</text:p>
          </table:table-cell>
          <table:table-cell office:value-type="float" office:value="11.36" calcext:value-type="float">
            <text:p>11.36</text:p>
          </table:table-cell>
          <table:table-cell table:style-name="ce28" table:formula="of:= AVERAGE([.B28:.K28])" office:value-type="float" office:value="11.439" calcext:value-type="float">
            <text:p>11.44</text:p>
          </table:table-cell>
        </table:table-row>
        <table:table-row table:style-name="ro1">
          <table:table-cell table:formula="of:= FLOOR([Throughput.$I$4] * SQRT(10) + 0.5)" office:value-type="float" office:value="91289" calcext:value-type="float">
            <text:p>91289</text:p>
          </table:table-cell>
          <table:table-cell office:value-type="float" office:value="13.25" calcext:value-type="float">
            <text:p>13.25</text:p>
          </table:table-cell>
          <table:table-cell office:value-type="float" office:value="12.6" calcext:value-type="float">
            <text:p>12.6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6" calcext:value-type="float">
            <text:p>12.60</text:p>
          </table:table-cell>
          <table:table-cell office:value-type="float" office:value="13.12" calcext:value-type="float">
            <text:p>13.12</text:p>
          </table:table-cell>
          <table:table-cell office:value-type="float" office:value="12.63" calcext:value-type="float">
            <text:p>12.63</text:p>
          </table:table-cell>
          <table:table-cell office:value-type="float" office:value="13.11" calcext:value-type="float">
            <text:p>13.11</text:p>
          </table:table-cell>
          <table:table-cell office:value-type="float" office:value="12.62" calcext:value-type="float">
            <text:p>12.62</text:p>
          </table:table-cell>
          <table:table-cell office:value-type="float" office:value="13.12" calcext:value-type="float">
            <text:p>13.12</text:p>
          </table:table-cell>
          <table:table-cell office:value-type="float" office:value="12.61" calcext:value-type="float">
            <text:p>12.61</text:p>
          </table:table-cell>
          <table:table-cell table:style-name="ce28" table:formula="of:= AVERAGE([.B29:.K29])" office:value-type="float" office:value="12.874" calcext:value-type="float">
            <text:p>12.87</text:p>
          </table:table-cell>
        </table:table-row>
        <table:table-row table:style-name="ro1">
          <table:table-cell table:formula="of:= FLOOR([Throughput.$I$4] * SQRT(11) + 0.5)" office:value-type="float" office:value="95744" calcext:value-type="float">
            <text:p>95744</text:p>
          </table:table-cell>
          <table:table-cell office:value-type="float" office:value="13.91" calcext:value-type="float">
            <text:p>13.91</text:p>
          </table:table-cell>
          <table:table-cell office:value-type="float" office:value="14.35" calcext:value-type="float">
            <text:p>14.35</text:p>
          </table:table-cell>
          <table:table-cell office:value-type="float" office:value="14.25" calcext:value-type="float">
            <text:p>14.2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1" calcext:value-type="float">
            <text:p>14.31</text:p>
          </table:table-cell>
          <table:table-cell table:number-columns-repeated="2" office:value-type="float" office:value="14.36" calcext:value-type="float">
            <text:p>14.36</text:p>
          </table:table-cell>
          <table:table-cell office:value-type="float" office:value="14.46" calcext:value-type="float">
            <text:p>14.46</text:p>
          </table:table-cell>
          <table:table-cell office:value-type="float" office:value="14.2" calcext:value-type="float">
            <text:p>14.20</text:p>
          </table:table-cell>
          <table:table-cell office:value-type="float" office:value="14.31" calcext:value-type="float">
            <text:p>14.31</text:p>
          </table:table-cell>
          <table:table-cell table:style-name="ce28" table:formula="of:= AVERAGE([.B30:.K30])" office:value-type="float" office:value="14.285" calcext:value-type="float">
            <text:p>14.29</text:p>
          </table:table-cell>
        </table:table-row>
        <table:table-row table:style-name="ro1">
          <table:table-cell table:formula="of:= FLOOR([Throughput.$I$4] * SQRT(12) + 0.5)" office:value-type="float" office:value="100002" calcext:value-type="float">
            <text:p>100002</text:p>
          </table:table-cell>
          <table:table-cell office:value-type="float" office:value="15.16" calcext:value-type="float">
            <text:p>15.1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1" calcext:value-type="float">
            <text:p>14.31</text:p>
          </table:table-cell>
          <table:table-cell office:value-type="float" office:value="14.98" calcext:value-type="float">
            <text:p>14.9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9" calcext:value-type="float">
            <text:p>15.29</text:p>
          </table:table-cell>
          <table:table-cell office:value-type="float" office:value="15.02" calcext:value-type="float">
            <text:p>15.02</text:p>
          </table:table-cell>
          <table:table-cell table:number-columns-repeated="2" office:value-type="float" office:value="15.31" calcext:value-type="float">
            <text:p>15.31</text:p>
          </table:table-cell>
          <table:table-cell office:value-type="float" office:value="14.96" calcext:value-type="float">
            <text:p>14.96</text:p>
          </table:table-cell>
          <table:table-cell table:style-name="ce28" table:formula="of:= AVERAGE([.B31:.K31])" office:value-type="float" office:value="15.002" calcext:value-type="float">
            <text:p>15.00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omp-skyline STA worst-NX-D10.in - Intel(R) Xeon(R) CPU E5-2603 v4 @ 1.70GHz (only <text:span text:style-name="T1">11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t1</text:p>
          </table:table-cell>
          <table:table-cell table:style-name="ce24" office:value-type="string" calcext:value-type="string">
            <text:p>t2</text:p>
          </table:table-cell>
          <table:table-cell table:style-name="ce24" office:value-type="string" calcext:value-type="string">
            <text:p>t3</text:p>
          </table:table-cell>
          <table:table-cell table:style-name="ce24" office:value-type="string" calcext:value-type="string">
            <text:p>t4</text:p>
          </table:table-cell>
          <table:table-cell table:style-name="ce24" office:value-type="string" calcext:value-type="string">
            <text:p>t5</text:p>
          </table:table-cell>
          <table:table-cell table:style-name="ce24" office:value-type="string" calcext:value-type="string">
            <text:p>t6</text:p>
          </table:table-cell>
          <table:table-cell table:style-name="ce24" office:value-type="string" calcext:value-type="string">
            <text:p>t7</text:p>
          </table:table-cell>
          <table:table-cell table:style-name="ce24" office:value-type="string" calcext:value-type="string">
            <text:p>t8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t10</text:p>
          </table:table-cell>
          <table:table-cell table:style-name="ce24" office:value-type="string" calcext:value-type="string">
            <text:p>Average wct</text:p>
          </table:table-cell>
        </table:table-row>
        <table:table-row table:style-name="ro1">
          <table:table-cell table:formula="of:= FLOOR([Throughput.$I$4] * SQRT(1) + 0.5)" office:value-type="float" office:value="28868" calcext:value-type="float">
            <text:p>28868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 AVERAGE([.B36:.K36])" office:value-type="float" office:value="0.987" calcext:value-type="float">
            <text:p>0.99</text:p>
          </table:table-cell>
        </table:table-row>
        <table:table-row table:style-name="ro1">
          <table:table-cell table:formula="of:= FLOOR([Throughput.$I$4] * SQRT(2) + 0.5)" office:value-type="float" office:value="40826" calcext:value-type="float">
            <text:p>40826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.00</text:p>
          </table:table-cell>
          <table:table-cell office:value-type="float" office:value="1.97" calcext:value-type="float">
            <text:p>1.97</text:p>
          </table:table-cell>
          <table:table-cell office:value-type="float" office:value="2.29" calcext:value-type="float">
            <text:p>2.29</text:p>
          </table:table-cell>
          <table:table-cell table:formula="of:= AVERAGE([.B37:.K37])" office:value-type="float" office:value="2.001" calcext:value-type="float">
            <text:p>2.00</text:p>
          </table:table-cell>
        </table:table-row>
        <table:table-row table:style-name="ro1">
          <table:table-cell table:formula="of:= FLOOR([Throughput.$I$4] * SQRT(3) + 0.5)" office:value-type="float" office:value="50001" calcext:value-type="float">
            <text:p>50001</text:p>
          </table:table-cell>
          <table:table-cell office:value-type="float" office:value="2.89" calcext:value-type="float">
            <text:p>2.89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87" calcext:value-type="float">
            <text:p>2.87</text:p>
          </table:table-cell>
          <table:table-cell office:value-type="float" office:value="2.9" calcext:value-type="float">
            <text:p>2.90</text:p>
          </table:table-cell>
          <table:table-cell office:value-type="float" office:value="2.91" calcext:value-type="float">
            <text:p>2.91</text:p>
          </table:table-cell>
          <table:table-cell office:value-type="float" office:value="2.88" calcext:value-type="float">
            <text:p>2.88</text:p>
          </table:table-cell>
          <table:table-cell office:value-type="float" office:value="2.95" calcext:value-type="float">
            <text:p>2.95</text:p>
          </table:table-cell>
          <table:table-cell office:value-type="float" office:value="2.89" calcext:value-type="float">
            <text:p>2.89</text:p>
          </table:table-cell>
          <table:table-cell table:formula="of:= AVERAGE([.B38:.K38])" office:value-type="float" office:value="2.899" calcext:value-type="float">
            <text:p>2.90</text:p>
          </table:table-cell>
        </table:table-row>
        <table:table-row table:style-name="ro1">
          <table:table-cell table:formula="of:= FLOOR([Throughput.$I$4] * SQRT(4) + 0.5)" office:value-type="float" office:value="57736" calcext:value-type="float">
            <text:p>57736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3.81" calcext:value-type="float">
            <text:p>3.81</text:p>
          </table:table-cell>
          <table:table-cell office:value-type="float" office:value="3.82" calcext:value-type="float">
            <text:p>3.82</text:p>
          </table:table-cell>
          <table:table-cell office:value-type="float" office:value="3.81" calcext:value-type="float">
            <text:p>3.81</text:p>
          </table:table-cell>
          <table:table-cell office:value-type="float" office:value="3.88" calcext:value-type="float">
            <text:p>3.88</text:p>
          </table:table-cell>
          <table:table-cell office:value-type="float" office:value="3.8" calcext:value-type="float">
            <text:p>3.80</text:p>
          </table:table-cell>
          <table:table-cell office:value-type="float" office:value="3.89" calcext:value-type="float">
            <text:p>3.89</text:p>
          </table:table-cell>
          <table:table-cell office:value-type="float" office:value="3.81" calcext:value-type="float">
            <text:p>3.81</text:p>
          </table:table-cell>
          <table:table-cell office:value-type="float" office:value="4" calcext:value-type="float">
            <text:p>4.00</text:p>
          </table:table-cell>
          <table:table-cell table:formula="of:= AVERAGE([.B39:.K39])" office:value-type="float" office:value="3.848" calcext:value-type="float">
            <text:p>3.85</text:p>
          </table:table-cell>
        </table:table-row>
        <table:table-row table:style-name="ro1">
          <table:table-cell table:formula="of:= FLOOR([Throughput.$I$4] * SQRT(5) + 0.5)" office:value-type="float" office:value="64551" calcext:value-type="float">
            <text:p>64551</text:p>
          </table:table-cell>
          <table:table-cell office:value-type="float" office:value="4.74" calcext:value-type="float">
            <text:p>4.74</text:p>
          </table:table-cell>
          <table:table-cell office:value-type="float" office:value="4.72" calcext:value-type="float">
            <text:p>4.72</text:p>
          </table:table-cell>
          <table:table-cell office:value-type="float" office:value="4.78" calcext:value-type="float">
            <text:p>4.78</text:p>
          </table:table-cell>
          <table:table-cell office:value-type="float" office:value="4.76" calcext:value-type="float">
            <text:p>4.76</text:p>
          </table:table-cell>
          <table:table-cell office:value-type="float" office:value="4.73" calcext:value-type="float">
            <text:p>4.73</text:p>
          </table:table-cell>
          <table:table-cell office:value-type="float" office:value="4.76" calcext:value-type="float">
            <text:p>4.76</text:p>
          </table:table-cell>
          <table:table-cell office:value-type="float" office:value="4.74" calcext:value-type="float">
            <text:p>4.74</text:p>
          </table:table-cell>
          <table:table-cell office:value-type="float" office:value="4.81" calcext:value-type="float">
            <text:p>4.81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  <table:table-cell table:formula="of:= AVERAGE([.B40:.K40])" office:value-type="float" office:value="4.755" calcext:value-type="float">
            <text:p>4.76</text:p>
          </table:table-cell>
        </table:table-row>
        <table:table-row table:style-name="ro1">
          <table:table-cell table:formula="of:= FLOOR([Throughput.$I$4] * SQRT(6) + 0.5)" office:value-type="float" office:value="70712" calcext:value-type="float">
            <text:p>70712</text:p>
          </table:table-cell>
          <table:table-cell office:value-type="float" office:value="5.73" calcext:value-type="float">
            <text:p>5.73</text:p>
          </table:table-cell>
          <table:table-cell office:value-type="float" office:value="5.69" calcext:value-type="float">
            <text:p>5.69</text:p>
          </table:table-cell>
          <table:table-cell office:value-type="float" office:value="5.67" calcext:value-type="float">
            <text:p>5.67</text:p>
          </table:table-cell>
          <table:table-cell office:value-type="float" office:value="5.7" calcext:value-type="float">
            <text:p>5.70</text:p>
          </table:table-cell>
          <table:table-cell office:value-type="float" office:value="5.67" calcext:value-type="float">
            <text:p>5.67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float" office:value="5.68" calcext:value-type="float">
            <text:p>5.68</text:p>
          </table:table-cell>
          <table:table-cell office:value-type="float" office:value="5.67" calcext:value-type="float">
            <text:p>5.67</text:p>
          </table:table-cell>
          <table:table-cell office:value-type="float" office:value="5.68" calcext:value-type="float">
            <text:p>5.68</text:p>
          </table:table-cell>
          <table:table-cell table:formula="of:= AVERAGE([.B41:.K41])" office:value-type="float" office:value="5.686" calcext:value-type="float">
            <text:p>5.69</text:p>
          </table:table-cell>
        </table:table-row>
        <table:table-row table:style-name="ro1">
          <table:table-cell table:formula="of:= FLOOR([Throughput.$I$4] * SQRT(7) + 0.5)" office:value-type="float" office:value="76378" calcext:value-type="float">
            <text:p>76378</text:p>
          </table:table-cell>
          <table:table-cell office:value-type="float" office:value="6.84" calcext:value-type="float">
            <text:p>6.84</text:p>
          </table:table-cell>
          <table:table-cell office:value-type="float" office:value="6.64" calcext:value-type="float">
            <text:p>6.64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6" calcext:value-type="float">
            <text:p>6.60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6.61" calcext:value-type="float">
            <text:p>6.61</text:p>
          </table:table-cell>
          <table:table-cell office:value-type="float" office:value="6.62" calcext:value-type="float">
            <text:p>6.62</text:p>
          </table:table-cell>
          <table:table-cell office:value-type="float" office:value="6.66" calcext:value-type="float">
            <text:p>6.66</text:p>
          </table:table-cell>
          <table:table-cell table:formula="of:= AVERAGE([.B42:.K42])" office:value-type="float" office:value="6.651" calcext:value-type="float">
            <text:p>6.65</text:p>
          </table:table-cell>
        </table:table-row>
        <table:table-row table:style-name="ro1">
          <table:table-cell table:formula="of:= FLOOR([Throughput.$I$4] * SQRT(8) + 0.5)" office:value-type="float" office:value="81651" calcext:value-type="float">
            <text:p>81651</text:p>
          </table:table-cell>
          <table:table-cell office:value-type="float" office:value="7.53" calcext:value-type="float">
            <text:p>7.53</text:p>
          </table:table-cell>
          <table:table-cell office:value-type="float" office:value="7.55" calcext:value-type="float">
            <text:p>7.55</text:p>
          </table:table-cell>
          <table:table-cell office:value-type="float" office:value="7.57" calcext:value-type="float">
            <text:p>7.57</text:p>
          </table:table-cell>
          <table:table-cell office:value-type="float" office:value="7.55" calcext:value-type="float">
            <text:p>7.55</text:p>
          </table:table-cell>
          <table:table-cell office:value-type="float" office:value="7.62" calcext:value-type="float">
            <text:p>7.62</text:p>
          </table:table-cell>
          <table:table-cell office:value-type="float" office:value="7.53" calcext:value-type="float">
            <text:p>7.53</text:p>
          </table:table-cell>
          <table:table-cell office:value-type="float" office:value="7.52" calcext:value-type="float">
            <text:p>7.52</text:p>
          </table:table-cell>
          <table:table-cell office:value-type="float" office:value="7.58" calcext:value-type="float">
            <text:p>7.58</text:p>
          </table:table-cell>
          <table:table-cell office:value-type="float" office:value="7.55" calcext:value-type="float">
            <text:p>7.55</text:p>
          </table:table-cell>
          <table:table-cell office:value-type="float" office:value="7.51" calcext:value-type="float">
            <text:p>7.51</text:p>
          </table:table-cell>
          <table:table-cell table:formula="of:= AVERAGE([.B43:.K43])" office:value-type="float" office:value="7.551" calcext:value-type="float">
            <text:p>7.55</text:p>
          </table:table-cell>
        </table:table-row>
        <table:table-row table:style-name="ro1">
          <table:table-cell table:formula="of:= FLOOR([Throughput.$I$4] * SQRT(9) + 0.5)" office:value-type="float" office:value="86604" calcext:value-type="float">
            <text:p>86604</text:p>
          </table:table-cell>
          <table:table-cell office:value-type="float" office:value="8.42" calcext:value-type="float">
            <text:p>8.42</text:p>
          </table:table-cell>
          <table:table-cell office:value-type="float" office:value="8.43" calcext:value-type="float">
            <text:p>8.43</text:p>
          </table:table-cell>
          <table:table-cell office:value-type="float" office:value="8.7" calcext:value-type="float">
            <text:p>8.70</text:p>
          </table:table-cell>
          <table:table-cell office:value-type="float" office:value="8.52" calcext:value-type="float">
            <text:p>8.52</text:p>
          </table:table-cell>
          <table:table-cell office:value-type="float" office:value="8.56" calcext:value-type="float">
            <text:p>8.56</text:p>
          </table:table-cell>
          <table:table-cell office:value-type="float" office:value="8.55" calcext:value-type="float">
            <text:p>8.55</text:p>
          </table:table-cell>
          <table:table-cell office:value-type="float" office:value="8.42" calcext:value-type="float">
            <text:p>8.42</text:p>
          </table:table-cell>
          <table:table-cell office:value-type="float" office:value="8.44" calcext:value-type="float">
            <text:p>8.44</text:p>
          </table:table-cell>
          <table:table-cell office:value-type="float" office:value="8.47" calcext:value-type="float">
            <text:p>8.47</text:p>
          </table:table-cell>
          <table:table-cell office:value-type="float" office:value="8.45" calcext:value-type="float">
            <text:p>8.45</text:p>
          </table:table-cell>
          <table:table-cell table:formula="of:= AVERAGE([.B44:.K44])" office:value-type="float" office:value="8.496" calcext:value-type="float">
            <text:p>8.50</text:p>
          </table:table-cell>
        </table:table-row>
        <table:table-row table:style-name="ro1">
          <table:table-cell table:formula="of:= FLOOR([Throughput.$I$4] * SQRT(10) + 0.5)" office:value-type="float" office:value="91289" calcext:value-type="float">
            <text:p>91289</text:p>
          </table:table-cell>
          <table:table-cell office:value-type="float" office:value="9.38" calcext:value-type="float">
            <text:p>9.38</text:p>
          </table:table-cell>
          <table:table-cell office:value-type="float" office:value="9.4" calcext:value-type="float">
            <text:p>9.40</text:p>
          </table:table-cell>
          <table:table-cell office:value-type="float" office:value="9.37" calcext:value-type="float">
            <text:p>9.37</text:p>
          </table:table-cell>
          <table:table-cell office:value-type="float" office:value="9.39" calcext:value-type="float">
            <text:p>9.39</text:p>
          </table:table-cell>
          <table:table-cell office:value-type="float" office:value="9.36" calcext:value-type="float">
            <text:p>9.36</text:p>
          </table:table-cell>
          <table:table-cell office:value-type="float" office:value="9.38" calcext:value-type="float">
            <text:p>9.38</text:p>
          </table:table-cell>
          <table:table-cell office:value-type="float" office:value="9.45" calcext:value-type="float">
            <text:p>9.45</text:p>
          </table:table-cell>
          <table:table-cell office:value-type="float" office:value="9.73" calcext:value-type="float">
            <text:p>9.73</text:p>
          </table:table-cell>
          <table:table-cell office:value-type="float" office:value="9.35" calcext:value-type="float">
            <text:p>9.35</text:p>
          </table:table-cell>
          <table:table-cell office:value-type="float" office:value="9.37" calcext:value-type="float">
            <text:p>9.37</text:p>
          </table:table-cell>
          <table:table-cell table:formula="of:= AVERAGE([.B45:.K45])" office:value-type="float" office:value="9.418" calcext:value-type="float">
            <text:p>9.42</text:p>
          </table:table-cell>
        </table:table-row>
        <table:table-row table:style-name="ro1">
          <table:table-cell table:formula="of:= FLOOR([Throughput.$I$4] * SQRT(11) + 0.5)" office:value-type="float" office:value="95744" calcext:value-type="float">
            <text:p>95744</text:p>
          </table:table-cell>
          <table:table-cell office:value-type="float" office:value="10.37" calcext:value-type="float">
            <text:p>10.37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6" calcext:value-type="float">
            <text:p>10.36</text:p>
          </table:table-cell>
          <table:table-cell office:value-type="float" office:value="10.27" calcext:value-type="float">
            <text:p>10.27</text:p>
          </table:table-cell>
          <table:table-cell office:value-type="float" office:value="10.31" calcext:value-type="float">
            <text:p>10.31</text:p>
          </table:table-cell>
          <table:table-cell office:value-type="float" office:value="10.27" calcext:value-type="float">
            <text:p>10.27</text:p>
          </table:table-cell>
          <table:table-cell office:value-type="float" office:value="10.34" calcext:value-type="float">
            <text:p>10.34</text:p>
          </table:table-cell>
          <table:table-cell table:number-columns-repeated="2" office:value-type="float" office:value="10.32" calcext:value-type="float">
            <text:p>10.32</text:p>
          </table:table-cell>
          <table:table-cell office:value-type="float" office:value="10.28" calcext:value-type="float">
            <text:p>10.28</text:p>
          </table:table-cell>
          <table:table-cell table:formula="of:= AVERAGE([.B46:.K46])" office:value-type="float" office:value="10.315" calcext:value-type="float">
            <text:p>10.32</text:p>
          </table:table-cell>
        </table:table-row>
        <table:table-row table:style-name="ro1">
          <table:table-cell table:formula="of:= FLOOR([Throughput.$I$4] * SQRT(12) + 0.5)" office:value-type="float" office:value="100002" calcext:value-type="float">
            <text:p>100002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1.29" calcext:value-type="float">
            <text:p>11.2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23" calcext:value-type="float">
            <text:p>11.23</text:p>
          </table:table-cell>
          <table:table-cell office:value-type="float" office:value="11.24" calcext:value-type="float">
            <text:p>11.24</text:p>
          </table:table-cell>
          <table:table-cell office:value-type="float" office:value="11.26" calcext:value-type="float">
            <text:p>11.26</text:p>
          </table:table-cell>
          <table:table-cell office:value-type="float" office:value="11.23" calcext:value-type="float">
            <text:p>11.23</text:p>
          </table:table-cell>
          <table:table-cell office:value-type="float" office:value="11.27" calcext:value-type="float">
            <text:p>11.27</text:p>
          </table:table-cell>
          <table:table-cell office:value-type="float" office:value="11.23" calcext:value-type="float">
            <text:p>11.23</text:p>
          </table:table-cell>
          <table:table-cell table:formula="of:= AVERAGE([.B47:.K47])" office:value-type="float" office:value="11.263" calcext:value-type="float">
            <text:p>11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21:37:57.172830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5:55:00.614219838</meta:creation-date>
    <dc:date>2025-01-06T21:53:25.764168688</dc:date>
    <meta:editing-duration>PT2H18M37S</meta:editing-duration>
    <meta:editing-cycles>36</meta:editing-cycles>
    <meta:generator>LibreOffice/24.2.7.2$Linux_X86_64 LibreOffice_project/420$Build-2</meta:generator>
    <meta:document-statistic meta:table-count="2" meta:cell-count="57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2cm" xlink:href=".." xlink:type="simple" chart:class="chart:line" chart:style-name="ch1">
        <chart:title svg:x="6.293cm" svg:y="0.315cm" chart:style-name="ch2">
          <text:p>Wall-clock times</text:p>
        </chart:title>
        <chart:legend chart:legend-position="end" svg:x="13.419cm" svg:y="3.948cm" style:legend-expansion="high" chart:style-name="ch3"/>
        <chart:plot-area chart:style-name="ch4" table:cell-range-address="Throughput.B3:Throughput.C14" chart:data-source-has-labels="row" svg:x="1.33cm" svg:y="1.273cm" svg:width="11.77cm" svg:height="6.559cm">
          <chart:coordinate-region svg:x="2.428cm" svg:y="1.472cm" svg:width="10.485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5.87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Throughput.B3:Throughput.B14" loext:label-string="cuda" chart:class="chart:line">
            <chart:data-point chart:repeated="12"/>
          </chart:series>
          <chart:series chart:style-name="ch11" chart:values-cell-range-address="Throughput.C3:Throughput.C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7">
                <text:p>0.317</text:p>
                <draw:g>
                  <svg:desc>Throughput.B3:Throughput.B14</svg:desc>
                </draw:g>
              </table:table-cell>
              <table:table-cell office:value-type="float" office:value="0.987">
                <text:p>0.987</text:p>
                <draw:g>
                  <svg:desc>Throughput.C3:Throughput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7">
                <text:p>0.377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2">
                <text:p>0.432</text:p>
              </table:table-cell>
              <table:table-cell office:value-type="float" office:value="2.899">
                <text:p>2.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7">
                <text:p>0.457</text:p>
              </table:table-cell>
              <table:table-cell office:value-type="float" office:value="3.848">
                <text:p>3.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">
                <text:p>0.557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9">
                <text:p>0.599</text:p>
              </table:table-cell>
              <table:table-cell office:value-type="float" office:value="5.686">
                <text:p>5.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1">
                <text:p>0.621</text:p>
              </table:table-cell>
              <table:table-cell office:value-type="float" office:value="6.651">
                <text:p>6.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3">
                <text:p>0.673</text:p>
              </table:table-cell>
              <table:table-cell office:value-type="float" office:value="7.551">
                <text:p>7.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4">
                <text:p>0.714</text:p>
              </table:table-cell>
              <table:table-cell office:value-type="float" office:value="8.496">
                <text:p>8.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6">
                <text:p>0.736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3">
                <text:p>0.843</text:p>
              </table:table-cell>
              <table:table-cell office:value-type="float" office:value="10.315">
                <text:p>10.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6">
                <text:p>0.876</text:p>
              </table:table-cell>
              <table:table-cell office:value-type="float" office:value="11.263">
                <text:p>11.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line" chart:style-name="ch1">
        <chart:title svg:x="6.769cm" svg:y="0.315cm" chart:style-name="ch2">
          <text:p>Throughput</text:p>
        </chart:title>
        <chart:legend chart:legend-position="end" svg:x="13.42cm" svg:y="3.948cm" style:legend-expansion="high" chart:style-name="ch3"/>
        <chart:plot-area chart:style-name="ch4" table:cell-range-address="Throughput.D3:Throughput.E14" chart:data-source-has-labels="row" svg:x="1.33cm" svg:y="1.273cm" svg:width="11.771cm" svg:height="6.559cm">
          <chart:coordinate-region svg:x="2.719cm" svg:y="1.472cm" svg:width="10.195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6.078cm" chart:style-name="ch8">
              <text:p>Throughput (Mops/s)</text:p>
            </chart:title>
            <chart:grid chart:style-name="ch9" chart:class="major"/>
          </chart:axis>
          <chart:series chart:style-name="ch10" chart:values-cell-range-address="Throughput.D3:Throughput.D14" loext:label-string="cuda" chart:class="chart:line">
            <chart:data-point chart:repeated="12"/>
          </chart:series>
          <chart:series chart:style-name="ch11" chart:values-cell-range-address="Throughput.E3:Throughput.E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89.0039116719">
                <text:p>26289.0039116719</text:p>
                <draw:g>
                  <svg:desc>Throughput.D3:Throughput.D14</svg:desc>
                </draw:g>
              </table:table-cell>
              <table:table-cell office:value-type="float" office:value="8443.37815602837">
                <text:p>8443.37815602837</text:p>
                <draw:g>
                  <svg:desc>Throughput.E3:Throughput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11.2009549072">
                <text:p>44211.2009549072</text:p>
              </table:table-cell>
              <table:table-cell office:value-type="float" office:value="8329.64655672164">
                <text:p>8329.6465567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72.6852083333">
                <text:p>57872.6852083333</text:p>
              </table:table-cell>
              <table:table-cell office:value-type="float" office:value="8624.00828216626">
                <text:p>8624.00828216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941.9189496718">
                <text:p>72941.9189496718</text:p>
              </table:table-cell>
              <table:table-cell office:value-type="float" office:value="8662.80066528067">
                <text:p>8662.80066528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808.4668043088">
                <text:p>74808.4668043088</text:p>
              </table:table-cell>
              <table:table-cell office:value-type="float" office:value="8763.05278864353">
                <text:p>8763.05278864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475.5750250418">
                <text:p>83475.5750250418</text:p>
              </table:table-cell>
              <table:table-cell office:value-type="float" office:value="8793.85674287724">
                <text:p>8793.85674287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938.7904025765">
                <text:p>93938.7904025765</text:p>
              </table:table-cell>
              <table:table-cell office:value-type="float" office:value="8771.01019996993">
                <text:p>8771.01019996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62.1961515602">
                <text:p>99062.1961515602</text:p>
              </table:table-cell>
              <table:table-cell office:value-type="float" office:value="8829.14289630512">
                <text:p>8829.14289630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045.557647059">
                <text:p>105045.557647059</text:p>
              </table:table-cell>
              <table:table-cell office:value-type="float" office:value="8827.98118644068">
                <text:p>8827.98118644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229.368491848">
                <text:p>113229.368491848</text:p>
              </table:table-cell>
              <table:table-cell office:value-type="float" office:value="8848.67436929284">
                <text:p>8848.6743692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741.560332147">
                <text:p>108741.560332147</text:p>
              </table:table-cell>
              <table:table-cell office:value-type="float" office:value="8886.97385942802">
                <text:p>8886.97385942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159.81739726">
                <text:p>114159.81739726</text:p>
              </table:table-cell>
              <table:table-cell office:value-type="float" office:value="8878.98428837788">
                <text:p>8878.98428837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93cm" xlink:href=".." xlink:type="simple" chart:class="chart:bar" chart:style-name="ch1">
        <chart:title svg:x="4.97cm" svg:y="0.315cm" chart:style-name="ch2">
          <text:p>Speedup (CUDA to OpenMP)</text:p>
        </chart:title>
        <chart:legend chart:legend-position="end" svg:x="13.93cm" svg:y="4.197cm" style:legend-expansion="high" chart:style-name="ch3"/>
        <chart:plot-area chart:style-name="ch4" table:cell-range-address="Throughput.A3:Throughput.A14 Throughput.F3:Throughput.F14" chart:data-source-has-labels="both" svg:x="1.33cm" svg:y="1.273cm" svg:width="12.281cm" svg:height="6.56cm">
          <chart:coordinate-region svg:x="2.428cm" svg:y="1.472cm" svg:width="11.183cm" svg:height="5.025cm"/>
          <chart:axis chart:dimension="x" chart:name="primary-x" chart:style-name="ch5" chartooo:axis-type="auto">
            <chartooo:date-scale/>
            <chart:title svg:x="6.341cm" svg:y="8.012cm" chart:style-name="ch6">
              <text:p>Problem size N</text:p>
            </chart:title>
            <chart:categories table:cell-range-address="Throughput.A3:Throughput.A14"/>
          </chart:axis>
          <chart:axis chart:dimension="y" chart:name="primary-y" chart:style-name="ch7">
            <chart:title svg:x="0.451cm" svg:y="5.391cm" chart:style-name="ch8">
              <text:p>Speedup S</text:p>
            </chart:title>
            <chart:grid chart:style-name="ch9" chart:class="major"/>
          </chart:axis>
          <chart:series chart:style-name="ch10" chart:values-cell-range-address="Throughput.F3:Throughput.F14" loext:label-string="speedup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28868">
                <text:p>28868</text:p>
                <draw:g>
                  <svg:desc>Throughput.A3:Throughput.A14</svg:desc>
                </draw:g>
              </table:table-cell>
              <table:table-cell office:value-type="float" office:value="3.11356466876972">
                <text:p>3.11356466876972</text:p>
                <draw:g>
                  <svg:desc>Throughput.F3:Throughput.F14</svg:desc>
                </draw:g>
              </table:table-cell>
            </table:table-row>
            <table:table-row>
              <table:table-cell office:value-type="float" office:value="40826">
                <text:p>40826</text:p>
              </table:table-cell>
              <table:table-cell office:value-type="float" office:value="5.30769230769231">
                <text:p>5.30769230769231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.71064814814815">
                <text:p>6.71064814814815</text:p>
              </table:table-cell>
            </table:table-row>
            <table:table-row>
              <table:table-cell office:value-type="float" office:value="57736">
                <text:p>57736</text:p>
              </table:table-cell>
              <table:table-cell office:value-type="float" office:value="8.42013129102845">
                <text:p>8.42013129102845</text:p>
              </table:table-cell>
            </table:table-row>
            <table:table-row>
              <table:table-cell office:value-type="float" office:value="64551">
                <text:p>64551</text:p>
              </table:table-cell>
              <table:table-cell office:value-type="float" office:value="8.53680430879713">
                <text:p>8.53680430879713</text:p>
              </table:table-cell>
            </table:table-row>
            <table:table-row>
              <table:table-cell office:value-type="float" office:value="70712">
                <text:p>70712</text:p>
              </table:table-cell>
              <table:table-cell office:value-type="float" office:value="9.49248747913189">
                <text:p>9.49248747913189</text:p>
              </table:table-cell>
            </table:table-row>
            <table:table-row>
              <table:table-cell office:value-type="float" office:value="76378">
                <text:p>76378</text:p>
              </table:table-cell>
              <table:table-cell office:value-type="float" office:value="10.7101449275362">
                <text:p>10.7101449275362</text:p>
              </table:table-cell>
            </table:table-row>
            <table:table-row>
              <table:table-cell office:value-type="float" office:value="81651">
                <text:p>81651</text:p>
              </table:table-cell>
              <table:table-cell office:value-type="float" office:value="11.2199108469539">
                <text:p>11.2199108469539</text:p>
              </table:table-cell>
            </table:table-row>
            <table:table-row>
              <table:table-cell office:value-type="float" office:value="86604">
                <text:p>86604</text:p>
              </table:table-cell>
              <table:table-cell office:value-type="float" office:value="11.8991596638655">
                <text:p>11.8991596638655</text:p>
              </table:table-cell>
            </table:table-row>
            <table:table-row>
              <table:table-cell office:value-type="float" office:value="91289">
                <text:p>91289</text:p>
              </table:table-cell>
              <table:table-cell office:value-type="float" office:value="12.7961956521739">
                <text:p>12.7961956521739</text:p>
              </table:table-cell>
            </table:table-row>
            <table:table-row>
              <table:table-cell office:value-type="float" office:value="95744">
                <text:p>95744</text:p>
              </table:table-cell>
              <table:table-cell office:value-type="float" office:value="12.2360616844603">
                <text:p>12.2360616844603</text:p>
              </table:table-cell>
            </table:table-row>
            <table:table-row>
              <table:table-cell office:value-type="float" office:value="100002">
                <text:p>100002</text:p>
              </table:table-cell>
              <table:table-cell office:value-type="float" office:value="12.8573059360731">
                <text:p>12.8573059360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